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iamon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12d367b" officeooo:paragraph-rsid="012d367b"/>
    </style:style>
    <style:style style:name="P2" style:family="paragraph" style:parent-style-name="code">
      <style:text-properties officeooo:rsid="012d367b" officeooo:paragraph-rsid="012d367b"/>
    </style:style>
    <style:style style:name="P3" style:family="paragraph" style:parent-style-name="chapeau">
      <style:text-properties officeooo:rsid="012d367b" officeooo:paragraph-rsid="012d367b"/>
    </style:style>
    <style:style style:name="P4" style:family="paragraph" style:parent-style-name="Heading">
      <style:text-properties officeooo:rsid="012d367b" officeooo:paragraph-rsid="012d367b"/>
    </style:style>
    <style:style style:name="P5" style:family="paragraph" style:parent-style-name="Signature">
      <style:text-properties officeooo:rsid="012d367b" officeooo:paragraph-rsid="012d367b"/>
    </style:style>
    <style:style style:name="P6" style:family="paragraph" style:parent-style-name="Heading_20_1">
      <style:text-properties officeooo:rsid="012d367b" officeooo:paragraph-rsid="012d367b"/>
    </style:style>
    <style:style style:name="T1" style:family="text">
      <style:text-properties officeooo:rsid="01158fc7"/>
    </style:style>
    <style:style style:name="T2" style:family="text">
      <style:text-properties officeooo:rsid="012d36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eci est un fichier de test</text:p>
      <text:p text:style-name="P5">Tristan Colombo</text:p>
      <text:p text:style-name="P3">Un petit texte pour voir</text:p>
      <text:p text:style-name="pragma">/// Mots-clés ///</text:p>
      <text:p text:style-name="P1">Quelques mots-clés</text:p>
      <text:p text:style-name="pragma">/// Fin Mots-clés ///</text:p>
      <text:p text:style-name="P1">Une introduction avec une référence et un espace insécable <text:span text:style-name="gras">[1]</text:span>.</text:p>
      <text:h text:style-name="Heading_20_1" text:outline-level="1">1 <text:span text:style-name="T2">Titre de niveau 1</text:span></text:h>
      <text:p text:style-name="P1">Encore du texte.</text:p>
      <text:h text:style-name="Heading_20_2" text:outline-level="2">1.1 <text:span text:style-name="T2">Sous-section</text:span></text:h>
      <text:p text:style-name="P1">Encore du texte avec un code :</text:p>
      <text:p text:style-name="P2">if name == 2 :</text:p>
      <text:p text:style-name="code"><text:s text:c="4"/><text:span text:style-name="T2">print('Ok')</text:span></text:p>
      <text:h text:style-name="Heading_20_2" text:outline-level="2">1.<text:span text:style-name="T1">2</text:span> <text:span text:style-name="T2">Encore une sous-section</text:span></text:h>
      <text:p text:style-name="P1">Quelques mots avec de l'<text:span text:style-name="italic">italique</text:span>.</text:p>
      <text:h text:style-name="P6" text:outline-level="1">2 Deuxième partie</text:h>
      <text:p text:style-name="P1">Ici pas de sous-sections, juste une url : <text:span text:style-name="url">http://gnulinuxmag.com</text:span>.</text:p>
      <text:h text:style-name="Heading_20_1" text:outline-level="1">Conclusion</text:h>
      <text:p text:style-name="P1">C'est fini !</text:p>
      <text:h text:style-name="P6" text:outline-level="1">Références</text:h>
      <text:p text:style-name="P1"><text:span text:style-name="gras">[1]</text:span> La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mment_5f_multi_5f_c" style:display-name="comment_multi_c" style:family="text">
      <style:text-properties fo:color="#808080" fo:font-style="italic" fo:font-weight="normal"/>
    </style:style>
    <style:style style:name="symbol0_5f_c" style:display-name="symbol0_c" style:family="text">
      <style:text-properties fo:color="#339933"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string_5f_c" style:display-name="string_c" style:family="text">
      <style:text-properties fo:color="#ff0000" fo:font-style="normal"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HS_GLM</dc:title>
    <meta:creation-date>2018-06-20T17:44:49.500672177</meta:creation-date>
    <dc:language>fr-FR</dc:language>
    <meta:editing-cycles>216</meta:editing-cycles>
    <meta:editing-duration>P9DT10H24M43S</meta:editing-duration>
    <dc:date>2018-10-15T10:02:47.353573424</dc:date>
    <dc:creator>Tristan Colombo</dc:creator>
    <meta:document-statistic meta:character-count="485" meta:image-count="0" meta:non-whitespace-character-count="418" meta:object-count="0" meta:page-count="1" meta:paragraph-count="21" meta:table-count="0" meta:word-count="84"/>
    <meta:user-defined meta:name="Info 1"/>
    <meta:user-defined meta:name="Info 2"/>
    <meta:user-defined meta:name="Info 3"/>
    <meta:user-defined meta:name="Info 4"/>
    <meta:template xlink:type="simple" xlink:actuate="onRequest" xlink:title="HS_GLM" xlink:href="../../../../../../../.config/libreoffice/4/user/template/HS_GLM.ott" meta:date="2018-06-20T17:44:49.258259319"/>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